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C00000067ACAD38CBCEDEBD142.png" manifest:media-type="image/png"/>
  <manifest:file-entry manifest:full-path="Pictures/1000000000000020000000204B249CA79A42C6D7.png" manifest:media-type="image/png"/>
  <manifest:file-entry manifest:full-path="Pictures/10000201000005A000000438296E6CF4C1CEF5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EmojiOne Color" svg:font-family="'EmojiOne Colo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8.299cm" svg:height="5cm" svg:x="4cm" svg:y="16cm">
          <draw:image xlink:href="Pictures/1000020100000AC00000067ACAD38CBCEDEBD1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EmojiOne Color" svg:font-family="'EmojiOne Colo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" draw:style="radial" draw:cx="50%" draw:cy="100%" draw:start-color="#960e3b" draw:end-color="#bf144c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5A000000438296E6CF4C1CEF58E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EmojiOne Colo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EmojiOne Color" style:font-family-complex="'EmojiOne Colo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svg:stroke-color="#3465a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EmojiOne Color" style:font-family-complex="'EmojiOne Colo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EmojiOne Color" style:font-family-complex="'EmojiOne Colo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EmojiOne Color" style:font-family-complex="'EmojiOne Colo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EmojiOne Color" style:font-family-complex="'EmojiOne Colo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3T14:40:04.164885087</meta:creation-date>
    <dc:date>2019-10-13T15:17:21.921665046</dc:date>
    <meta:editing-duration>PT15M17S</meta:editing-duration>
    <meta:editing-cycles>6</meta:editing-cycles>
    <meta:generator>LibreOffice/6.0.7.3$Linux_X86_64 LibreOffice_project/00m0$Build-3</meta:generator>
    <meta:document-statistic meta:object-count="24"/>
  </office:meta>
</office:document-meta>
</file>